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ea9" officeooo:paragraph-rsid="001f6ea9"/>
    </style:style>
    <style:style style:name="P2" style:family="paragraph" style:parent-style-name="Standard">
      <style:text-properties officeooo:rsid="001f6ea9" officeooo:paragraph-rsid="001f6ea9"/>
    </style:style>
    <style:style style:name="P3" style:family="paragraph" style:parent-style-name="Standard">
      <style:text-properties officeooo:rsid="0020f94e" officeooo:paragraph-rsid="0020f94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lute</text:p>
      <text:p text:style-name="P1"><text:a xlink:type="simple" xlink:href="https://www.microsoft.com/en-us/research/blog/flute-a-scalable-federated-learning-simulation-platform/" text:style-name="Internet_20_link" text:visited-style-name="Visited_20_Internet_20_Link">https://www.microsoft.com/en-us/research/blog/flute-a-scalable-federated-learning-simulation-platform/</text:a></text:p>
      <text:p text:style-name="P1"><text:a xlink:type="simple" xlink:href="https://github.com/microsoft/msrflute" text:style-name="Internet_20_link" text:visited-style-name="Visited_20_Internet_20_Link">https://github.com/microsoft/msrflute</text:a></text:p>
      <text:p text:style-name="P1"><text:a xlink:type="simple" xlink:href="https://github.com/microsoft/msrflute/issues/14" text:style-name="Internet_20_link" text:visited-style-name="Visited_20_Internet_20_Link">https://github.com/microsoft/msrflute/issues/14</text:a></text:p>
      <text:p text:style-name="P1"><text:a xlink:type="simple" xlink:href="https://docs.nvidia.com/deeplearning/nccl/install-guide/index.html" text:style-name="Internet_20_link" text:visited-style-name="Visited_20_Internet_20_Link">https://docs.nvidia.com/deeplearning/nccl/install-guide/index.html</text:a></text:p>
      <text:p text:style-name="P1"><text:a xlink:type="simple" xlink:href="https://microsoft.github.io/msrflute/index.html" text:style-name="Internet_20_link" text:visited-style-name="Visited_20_Internet_20_Link">https://microsoft.github.io/msrflute/index.html</text:a></text:p>
      <text:p text:style-name="P1"/>
      <text:p text:style-name="P1"/>
      <text:p text:style-name="P1">Fed Libarries</text:p>
      <text:p text:style-name="P1"><text:a xlink:type="simple" xlink:href="https://github.com/JonasGeiping/breaching" text:style-name="Internet_20_link" text:visited-style-name="Visited_20_Internet_20_Link">https://github.com/JonasGeiping/breaching</text:a></text:p>
      <text:p text:style-name="P1"><text:a xlink:type="simple" xlink:href="https://github.com/Koukyosyumei/AIJack" text:style-name="Internet_20_link" text:visited-style-name="Visited_20_Internet_20_Link">https://github.com/Koukyosyumei/AIJack</text:a></text:p>
      <text:p text:style-name="P1"><text:a xlink:type="simple" xlink:href="https://github.com/google-research/federated" text:style-name="Internet_20_link" text:visited-style-name="Visited_20_Internet_20_Link">https://github.com/google-research/federated</text:a></text:p>
      <text:p text:style-name="P1"><text:a xlink:type="simple" xlink:href="https://github.com/alibaba/federatedscope" text:style-name="Internet_20_link" text:visited-style-name="Visited_20_Internet_20_Link">https://github.com/alibaba/federatedscope</text:a></text:p>
      <text:p text:style-name="P1"><text:a xlink:type="simple" xlink:href="https://github.com/MLOPTPSU/FedTorch" text:style-name="Internet_20_link" text:visited-style-name="Visited_20_Internet_20_Link">https://github.com/MLOPTPSU/FedTorch</text:a></text:p>
      <text:p text:style-name="P1"><text:a xlink:type="simple" xlink:href="https://horovod.ai/getting-started/" text:style-name="Internet_20_link" text:visited-style-name="Visited_20_Internet_20_Link">https://horovod.ai/getting-started/</text:a></text:p>
      <text:p text:style-name="P1"/>
      <text:p text:style-name="P1"/>
      <text:p text:style-name="P1">NCCL issues</text:p>
      <text:p text:style-name="P1"><text:a xlink:type="simple" xlink:href="https://github.com/NVIDIA/nccl/issues?page=2&amp;q=no+GPUs+found%21+is%3Aclosed" text:style-name="Internet_20_link" text:visited-style-name="Visited_20_Internet_20_Link">https://github.com/NVIDIA/nccl/issues?page=2&amp;q=no+GPUs+found%21+is%3Aclosed</text:a></text:p>
      <text:p text:style-name="P1"><text:a xlink:type="simple" xlink:href="https://github.com/NVIDIA/nccl/issues/246" text:style-name="Internet_20_link" text:visited-style-name="Visited_20_Internet_20_Link">https://github.com/NVIDIA/nccl/issues/246</text:a></text:p>
      <text:p text:style-name="P1"><text:a xlink:type="simple" xlink:href="https://github.com/NVIDIA/nccl/issues/203" text:style-name="Internet_20_link" text:visited-style-name="Visited_20_Internet_20_Link">https://github.com/NVIDIA/nccl/issues/203</text:a></text:p>
      <text:p text:style-name="P1"><text:a xlink:type="simple" xlink:href="https://github.com/NVIDIA/nccl/issues/182" text:style-name="Internet_20_link" text:visited-style-name="Visited_20_Internet_20_Link">https://github.com/NVIDIA/nccl/issues/182</text:a></text:p>
      <text:p text:style-name="P1"><text:a xlink:type="simple" xlink:href="https://github.com/NVIDIA/nccl-tests" text:style-name="Internet_20_link" text:visited-style-name="Visited_20_Internet_20_Link">https://github.com/NVIDIA/nccl-tests</text:a></text:p>
      <text:p text:style-name="P1"/>
      <text:p text:style-name="P1"><text:a xlink:type="simple" xlink:href="https://www.coursera.org/learn/fundamentals-of-reinforcement-learning/home/week/1" text:style-name="Internet_20_link" text:visited-style-name="Visited_20_Internet_20_Link">https://www.coursera.org/learn/fundamentals-of-reinforcement-learning/home/week/1</text:a><text:a xlink:type="simple" xlink:href="https://www.coursera.org/learn/fundamentals-of-reinforcement-learning/home/week/1?fbclid=IwAR2sZx8qwuJ1Kj1xeWeZaIrKBA8T1hFHniOosqAQSrjvtNIC7fn2qZJrKtY" text:style-name="Internet_20_link" text:visited-style-name="Visited_20_Internet_20_Link">?</text:a></text:p>
      <text:p text:style-name="P1"><text:a xlink:type="simple" xlink:href="https://www.coursera.org/learn/fundamentals-of-reinforcement-learning/home/week/1?fbclid=IwAR2sZx8qwuJ1Kj1xeWeZaIrKBA8T1hFHniOosqAQSrjvtNIC7fn2qZJrKtY" text:style-name="Internet_20_link" text:visited-style-name="Visited_20_Internet_20_Link">fbclid=IwAR2sZx8qwuJ1Kj1xeWeZaIrKBA8T1hFHniOosqAQSrjvtNIC7fn2qZJrKtY</text:a></text:p>
      <text:p text:style-name="P1"/>
      <text:p text:style-name="P1"><text:a xlink:type="simple" xlink:href="https://h2o.ai/" text:style-name="Internet_20_link" text:visited-style-name="Visited_20_Internet_20_Link">https://h2o.ai/</text:a></text:p>
      <text:p text:style-name="P1"/>
      <text:p text:style-name="P1"/>
      <text:p text:style-name="P1"><text:a xlink:type="simple" xlink:href="https://github.com/google-research/federated" text:style-name="Internet_20_link" text:visited-style-name="Visited_20_Internet_20_Link">https://github.com/google-research/federated</text:a></text:p>
      <text:p text:style-name="P1"><text:a xlink:type="simple" xlink:href="https://docs.google.com/spreadsheets/d/1fU1-wMalb6zpKZEroyuHFx-YG-XBie9gX7rMHjorogw/edit#gid=0" text:style-name="Internet_20_link" text:visited-style-name="Visited_20_Internet_20_Link">https://docs.google.com/spreadsheets/d/1fU1-wMalb6zpKZEroyuHFx-YG-XBie9gX7rMHjorogw/edit#gid=0</text:a></text:p>
      <text:p text:style-name="P1"/>
      <text:p text:style-name="P1">Transformers </text:p>
      <text:p text:style-name="P1"><text:a xlink:type="simple" xlink:href="https://github.com/dair-ai/Transformers-Recipe?fbclid=IwAR21U_TfDAKdpzSV9HdfQbKm94eThvhj4drlQN5VUirUuFvmB7GErOH5meE" text:style-name="Internet_20_link" text:visited-style-name="Visited_20_Internet_20_Link">https://github.com/dair-ai/Transformers-Recipe?fbclid=IwAR21U_TfDAKdpzSV9HdfQbKm94eThvhj4drlQN5VUirUuFvmB7GErOH5meE</text:a></text:p>
      <text:p text:style-name="P1"><text:a xlink:type="simple" xlink:href="https://github.com/JulesBelveze/bert-squeeze?fbclid=IwAR0KdpjUtoCCysGpPiV5m600-GVtqP6A1lxXR6paMLV2rciFoURd27asdok" text:style-name="Internet_20_link" text:visited-style-name="Visited_20_Internet_20_Link">https://github.com/JulesBelveze/bert-squeeze?fbclid=IwAR0KdpjUtoCCysGpPiV5m600-GVtqP6A1lxXR6paMLV2rciFoURd27asdok</text:a></text:p>
      <text:p text:style-name="P1"><text:a xlink:type="simple" xlink:href="https://jalammar.github.io/illustrated-transformer/" text:style-name="Internet_20_link" text:visited-style-name="Visited_20_Internet_20_Link">https://jalammar.github.io/illustrated-transformer/</text:a></text:p>
      <text:p text:style-name="P1"><text:a xlink:type="simple" xlink:href="https://www.youtube.com/watch?v=ptuGllU5SQQ" text:style-name="Internet_20_link" text:visited-style-name="Visited_20_Internet_20_Link">https://www.youtube.com/watch?v=ptuGllU5SQQ</text:a></text:p>
      <text:p text:style-name="P1"/>
      <text:p text:style-name="P1">Nvidia Forums</text:p>
      <text:p text:style-name="P1"><text:a xlink:type="simple" xlink:href="https://forums.developer.nvidia.com/t/dealing-with-conflicting-drivers-on-zorinos/241963" text:style-name="Internet_20_link" text:visited-style-name="Visited_20_Internet_20_Link">https://forums.developer.nvidia.com/t/dealing-with-conflicting-drivers-on-zorinos/241963</text:a></text:p>
      <text:p text:style-name="P1"><text:a xlink:type="simple" xlink:href="https://forums.developer.nvidia.com/t/nccl-declaring-nvidia-gpu-missing-using-pytorch-distributed/241780" text:style-name="Internet_20_link" text:visited-style-name="Visited_20_Internet_20_Link">https://forums.developer.nvidia.com/t/nccl-declaring-nvidia-gpu-missing-using-pytorch-distributed/241780</text:a></text:p>
      <text:p text:style-name="P1"/>
      <text:p text:style-name="P3">anaconda/envs/X/lib/python3.X/site-packages</text:p>
      <text:p text:style-name="P1">conda pack</text:p>
      <text:p text:style-name="P1">https://conda.github.io/conda-pack/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8T09:16:54.922010283</meta:creation-date>
    <dc:date>2023-02-08T09:59:45.008535822</dc:date>
    <meta:editing-duration>PT37M41S</meta:editing-duration>
    <meta:editing-cycles>3</meta:editing-cycles>
    <meta:generator>LibreOffice/7.4.5.1$Linux_X86_64 LibreOffice_project/40$Build-1</meta:generator>
    <meta:document-statistic meta:table-count="0" meta:image-count="0" meta:object-count="0" meta:page-count="1" meta:paragraph-count="35" meta:word-count="39" meta:character-count="1728" meta:non-whitespace-character-count="1723"/>
  </office:meta>
</office:document-meta>
</file>